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Fira Mono Medium" svg:font-family="'Fira Mono Medium'" style:font-pitch="fixed"/>
    <style:font-face style:name="DejaVu Sans Mono" svg:font-family="'DejaVu Sans Mono'" style:font-family-generic="modern" style:font-pitch="fixed"/>
    <style:font-face style:name="MonoLisa-MediumItalic" svg:font-family="MonoLisa-MediumItalic" style:font-family-generic="script" style:font-pitch="fixed"/>
    <style:font-face style:name="FreeSans1" svg:font-family="FreeSans" style:font-pitch="variable"/>
    <style:font-face style:name="Nimbus Roman" svg:font-family="'Nimbus Roman'" style:font-pitch="variable"/>
    <style:font-face style:name="Noto Serif CJK SC" svg:font-family="'Noto Serif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4327in"/>
    </style:style>
    <style:style style:name="ro1" style:family="table-row">
      <style:table-row-properties style:row-height="0.8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36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iberation Serif" fo:font-size="32pt" fo:font-weight="bold" style:font-name-asian="Noto Serif CJK SC" style:font-size-asian="32pt" style:font-name-complex="Liberation Serif" style:font-size-complex="32pt" style:font-weight-complex="bold"/>
    </style:style>
    <style:style style:name="ce9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Mono Medium" fo:font-size="20pt" style:font-size-asian="20pt" style:font-size-complex="20pt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Mono Medium"/>
    </style:style>
    <style:style style:name="ce12" style:family="table-cell" style:parent-style-name="Default">
      <style:table-cell-properties fo:background-color="#000000" style:shadow="#808080 -0.0693in 0.0693in"/>
      <style:text-properties fo:color="#88133d" style:font-name="Courier Prime" fo:font-size="12pt" style:font-size-asian="12pt" style:font-size-complex="12pt"/>
    </style:style>
    <style:style style:name="ce18" style:family="table-cell" style:parent-style-name="Default">
      <style:table-cell-properties fo:background-color="#000000"/>
      <style:text-properties style:font-name="Nimbus Roman" fo:font-size="11pt" style:font-size-asian="11pt" style:font-size-complex="11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f000" style:font-name="MonoLisa-MediumItalic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298df7" style:font-name="MonoLisa-MediumItalic"/>
    </style:style>
    <style:style style:name="ce15" style:family="table-cell" style:parent-style-name="Default">
      <style:table-cell-properties fo:background-color="#000000"/>
      <style:text-properties style:text-outline="false" style:text-line-through-style="none" style:text-line-through-type="none" style:font-name="Fira Mono Medium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/>
      <style:text-properties fo:color="#298df7" style:font-name="MonoLisa-Medium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Dynamic Programming: 1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Easy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dium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H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2"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509. Fibonacci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1137. N-th Tribonacci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70.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746. Min Cost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98. House Rob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213. House Robber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740. Delete and Ear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55. Jump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45. Jump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53. Maximum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918. Maximum Sum Circular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21" office:value-type="string" calcext:value-type="string" table:number-columns-spanned="3" table:number-rows-spanned="1">
            <text:p>Yes**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152. Maximum Product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1567. Maximum Length of Subarray With Positive Produc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1014. Best Sightseeing Pai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121. Best Time to Buy and Sell Sto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22. Best Time to Buy and Sell Stock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309. Best Time to Buy and Sell Stock with Cooldow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714. Best Time to Buy and Sell Stock with Transaction F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139. Word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42. Trapping Rain Wat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413. Arithmetic Sli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91. Decode W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264. Ugly Number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96. Unique Binary Search Tre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118. Pascal's Triang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119. Pascal's Triangl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931. Minimum Falling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120. Triang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1314. Matrix Block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304. Range Sum Query 2D - Immutab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62. Unique Path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63. Unique Path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64. Minimum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221. Maximal Squar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5. Longest Palindromic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516. Longest Palindromic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300. Longest Increasing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376. Wiggle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392. Is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1143. Longest Common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72. Edit Dista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322. Coin Ch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518. Coin Change 2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377. Combination Sum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343. Integer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279. Perfect Squar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8">
          <table:table-cell table:style-name="ce2"/>
          <table:table-cell table:number-columns-repeated="1023"/>
        </table:table-row>
        <table:table-row table:style-name="ro4">
          <table:table-cell table:style-name="ce2"/>
          <table:table-cell/>
          <table:table-cell table:style-name="ce8" office:value-type="string" calcext:value-type="string" table:number-columns-spanned="4" table:number-rows-spanned="1">
            <text:p>Dynamic Programming: 2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Easy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Medium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H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style-name="ce2"/>
          <table:table-cell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509. Fibonacci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70.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746. Min Cost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53. Maximum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98. House Rob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213. House Robber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256. Paint Hous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65. Paint Hous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121. Best Time to Buy and Sell Sto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714. Best Time to Buy and Sell Stock with Transaction F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309. Best Time to Buy and Sell Stock with Cooldow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152. Maximum Product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487. Max Consecutive One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376. Wiggle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1746. Maximum Subarray Sum After One Operatio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230. Toss Strange Coi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1143. Longest Common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1035. Uncrossed Lin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712. Minimum ASCII Delete Sum for Two String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300. Longest Increasing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673. Number of Longest Increasing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1048. Longest String Chai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646. Maximum Length of Pair Chai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368. Largest Divisible Subse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647. Palindromic Substring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5. Longest Palindromic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1055. Shortest Way to Form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516. Longest Palindromic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64. Minimum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562. Longest Line of Consecutive One in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1182. Shortest Distance to Target Colo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343. Integer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238. Product of Array Except Self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139. Word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254. Factor Combina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329. Longest Increasing Path in a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62. Unique Path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63. Unique Path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576. Out of Boundary Path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650. 2 Keys Keyboa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361. Bomb Enem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96. Unique Binary Search Tre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1130. Minimum Cost Tree From Leaf Valu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322. Coin Ch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518. Coin Change 2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39. Combination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279. Perfect Squar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416. Partition Equal Subset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table:style-name="ce12" office:value-type="string" calcext:value-type="string">
            <text:p>494. Target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8">
          <table:table-cell table:style-name="ce2"/>
          <table:table-cell table:number-columns-repeated="1023"/>
        </table:table-row>
        <table:table-row table:style-name="ro4">
          <table:table-cell table:style-name="ce2"/>
          <table:table-cell/>
          <table:table-cell table:style-name="ce8" office:value-type="string" calcext:value-type="string" table:number-columns-spanned="4" table:number-rows-spanned="1">
            <text:p>Dynamic Programming: 3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Easy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Medium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Hard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20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style-name="ce2"/>
          <table:table-cell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1884. Egg Drop With 2 Eggs and N Floo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887. Super Egg Drop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23. Best Time to Buy and Sell Stock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188. Best Time to Buy and Sell Stock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751. Maximum Number of Events That Can Be Attended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1235. Maximum Profit in Job Schedul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1259. Handshakes That Don't Cros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1478. Allocate Mailbox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115. Distinct Subsequen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435. Non-overlapping Interval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452. Minimum Number of Arrows to Burst Ballo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72. Edit Dista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1682. Longest Palindromic Subsequenc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1062. Longest Repeating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1092. Shortest Common Super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0. Regular Expression Match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1216. Valid Palindrome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727. Minimum Window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741. Cherry Pickup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1463. Cherry Pickup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140. Word Break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351. Android Unlock Patter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688. Knight Probability in Chessboa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750. Number Of Corner Rectangl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651. 4 Keys Keyboa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634. Find the Derangement of An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1692. Count Ways to Distribute Candi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418. Sentence Screen Fitt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312. Burst Ballo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1246. Palindrome Remova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40. Combination Sum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983. Minimum Cost For Ticke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1049. Last Stone Weight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879. Profitable Schem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486. Predict the Winn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1406. Stone Game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1510. Stone Game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464. Can I Wi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1140. Stone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698. Partition to K Equal Sum Subse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1066. Campus Bike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1434. Number of Ways to Wear Different Hats to Each Oth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902. Numbers At Most N Given Digit Se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600. Non-negative Integers without Consecutive On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1067. Digit Count in R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298. Binary Tree Longest Consecutive 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549. Binary Tree Longest Consecutive Sequenc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333. Largest BST Sub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table:style-name="ce12" office:value-type="string" calcext:value-type="string">
            <text:p>1273. Delete Tree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568. Maximum Vacation D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18">
          <table:table-cell table:style-name="ce2"/>
          <table:table-cell table:number-columns-repeated="1023"/>
        </table:table-row>
        <table:table-row table:style-name="ro4">
          <table:table-cell table:style-name="ce2"/>
          <table:table-cell/>
          <table:table-cell table:style-name="ce8" office:value-type="string" calcext:value-type="string" table:number-columns-spanned="4" table:number-rows-spanned="1">
            <text:p>Dynamic Programming: 4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Easy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Medium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Hard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1020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style-name="ce2"/>
          <table:table-cell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123. Best Time to Buy and Sell Stock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188. Best Time to Buy and Sell Stock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751. Maximum Number of Events That Can Be Attended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1235. Maximum Profit in Job Schedul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259. Handshakes That Don't Cros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1478. Allocate Mailbox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32. Longest Valid Parenthes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1105. Filling Bookcase Shelv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1277. Count Square Submatrices with All On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361. Bomb Enem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1155. Number of Dice Rolls With Target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1269. Number of Ways to Stay in the Same Place After Some Step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1575. Count All Possible Rout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1639. Number of Ways to Form a Target String Given a Dictionar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940. Distinct Subsequence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866. Number of Ways to Rearrange Sticks With K Sticks Visib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1420. Build Array Where You Can Find The Maximum Exactly K Comparis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688. Knight Probability in Chessboa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837. New 21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1547. Minimum Cost to Cut a Sti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1312. Minimum Insertion Steps to Make a String Palindro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1278. Palindrome Partitioning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1000. Minimum Cost to Merge Ston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664. Strange Print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546. Remove Box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294. Flip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1406. Stone Game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1510. Stone Game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1140. Stone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526. Beautiful Arrangemen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1879. Minimum XOR Sum of Two Arr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980. Unique Paths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847. Shortest Path Visiting All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1125. Smallest Sufficient Tea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691. Stickers to Spell Wo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1655. Distribute Repeating Intege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1349. Maximum Students Taking Exa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1434. Number of Ways to Wear Different Hats to Each Oth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1799. Maximize Score After N Opera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1815. Maximum Number of Groups Getting Fresh Donu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1012. Numbers With Repeated Digi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1067. Digit Count in R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865. Smallest Subtree with all the Deepest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1372. Longest ZigZag Path in a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894. All Possible Full Binary Tre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337. House Robber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124. Binary Tree Maximum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1130. Minimum Cost Tree From Leaf Valu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table:style-name="ce12" office:value-type="string" calcext:value-type="string">
            <text:p>968. Binary Tree Camera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1483. Kth Ancestor of a Tree Nod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/>
          <table:table-cell table:style-name="ce12" office:value-type="string" calcext:value-type="string">
            <text:p>1425. Constrained Subsequence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/>
          <table:table-cell table:style-name="ce12" office:value-type="string" calcext:value-type="string">
            <text:p>446. Arithmetic Slices II -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/>
          <table:table-cell table:style-name="ce12" office:value-type="string" calcext:value-type="string">
            <text:p>975. Odd Even Jump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/>
          <table:table-cell table:style-name="ce12" office:value-type="string" calcext:value-type="string">
            <text:p>1687. Delivering Boxes from Storage to Por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/>
          <table:table-cell table:style-name="ce12" office:value-type="string" calcext:value-type="string">
            <text:p>1055. Shortest Way to Form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/>
          <table:table-cell table:style-name="ce12" office:value-type="string" calcext:value-type="string">
            <text:p>174. Dungeon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/>
          <table:table-cell table:style-name="ce12" office:value-type="string" calcext:value-type="string">
            <text:p>514. Freedom Trai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/>
          <table:table-cell table:style-name="ce12" office:value-type="string" calcext:value-type="string">
            <text:p>1473. Paint House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/>
          <table:table-cell table:style-name="ce12" office:value-type="string" calcext:value-type="string">
            <text:p>471. Encode String with Shortest Length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1240. Tiling a Rectangle with the Fewest Squar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18"/>
          <table:table-cell table:number-columns-repeated="1021"/>
        </table:table-row>
        <table:table-row table:style-name="ro2" table:number-rows-repeated="10482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Fira Mono Medium" svg:font-family="'Fira Mono Medium'" style:font-pitch="fixed"/>
    <style:font-face style:name="DejaVu Sans Mono" svg:font-family="'DejaVu Sans Mono'" style:font-family-generic="modern" style:font-pitch="fixed"/>
    <style:font-face style:name="MonoLisa-MediumItalic" svg:font-family="MonoLisa-MediumItalic" style:font-family-generic="script" style:font-pitch="fixed"/>
    <style:font-face style:name="FreeSans1" svg:font-family="FreeSans" style:font-pitch="variable"/>
    <style:font-face style:name="Nimbus Roman" svg:font-family="'Nimbus Roman'" style:font-pitch="variable"/>
    <style:font-face style:name="Noto Serif CJK SC" svg:font-family="'Noto Serif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1b1b1b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9:16:44.104578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22:55:48.456051622</meta:creation-date>
    <dc:date>2022-02-22T20:20:00.537673275</dc:date>
    <meta:editing-duration>PT2H7M57S</meta:editing-duration>
    <meta:editing-cycles>6</meta:editing-cycles>
    <meta:generator>LibreOffice/7.1.7.2$Linux_X86_64 LibreOffice_project/10$Build-2</meta:generator>
    <meta:document-statistic meta:table-count="1" meta:cell-count="856" meta:object-count="0"/>
  </office:meta>
</office:document-meta>
</file>